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7000001727A19CBF4.png"/>
  <manifest:file-entry manifest:media-type="image/png" manifest:full-path="Pictures/10000000000001EB0000008771457E08.png"/>
  <manifest:file-entry manifest:media-type="image/png" manifest:full-path="Pictures/100000000000018A000001AE80F3796B.png"/>
  <manifest:file-entry manifest:media-type="image/png" manifest:full-path="Pictures/100000000000018A000001AE028174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7.997cm" svg:height="6.263cm" svg:x="9.308cm" svg:y="3.897cm">
          <draw:image xlink:href="Pictures/1000020100000427000001727A19CBF4.png" xlink:type="simple" xlink:show="embed" xlink:actuate="onLoad">
            <text:p text:style-name="P2"/>
          </draw:image>
        </draw:frame>
        <draw:frame draw:style-name="gr1" draw:text-style-name="P1" draw:layer="layout" svg:width="8.261cm" svg:height="9.016cm" svg:x="1.424cm" svg:y="11.43cm">
          <draw:image xlink:href="Pictures/100000000000018A000001AE02817497.png" xlink:type="simple" xlink:show="embed" xlink:actuate="onLoad">
            <text:p text:style-name="P2"/>
          </draw:image>
        </draw:frame>
        <draw:frame draw:style-name="gr1" draw:text-style-name="P1" draw:layer="layout" svg:width="8.261cm" svg:height="9.016cm" svg:x="10.125cm" svg:y="11.43cm">
          <draw:image xlink:href="Pictures/100000000000018A000001AE80F3796B.png" xlink:type="simple" xlink:show="embed" xlink:actuate="onLoad">
            <text:p text:style-name="P2"/>
          </draw:image>
        </draw:frame>
        <draw:frame draw:style-name="gr2" draw:text-style-name="P2" draw:layer="layout" svg:width="8.255cm" svg:height="4.973cm" svg:x="0.635cm" svg:y="4.752cm">
          <draw:text-box>
            <text:p text:style-name="P2">Delta rays from TeV muon showers vary from chamber to chamber, depending on how early the scattering event occurred in the iron</text:p>
          </draw:text-box>
        </draw:frame>
        <draw:frame draw:style-name="gr2" draw:text-style-name="P2" draw:layer="layout" svg:width="8.255cm" svg:height="5.76cm" svg:x="19.05cm" svg:y="13.29cm">
          <draw:text-box>
            <text:p text:style-name="P2">We can select clean tracks with a “number of hits per chamber” cut. <text:s/>Clean tracks will have dramatically better resolution than unselected TeV muons</text:p>
          </draw:text-box>
        </draw:frame>
        <draw:frame draw:style-name="gr1" draw:text-style-name="P1" draw:layer="layout" svg:width="10.855cm" svg:height="2.984cm" svg:x="17.085cm" svg:y="0.191cm">
          <draw:image xlink:href="Pictures/10000000000001EB0000008771457E08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14T16:57:28</meta:creation-date>
    <dc:date>2009-04-14T17:08:51</dc:date>
    <meta:editing-cycles>1</meta:editing-cycles>
    <meta:editing-duration>PT11M24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